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6.5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115.26pt"/>
    </style:style>
    <style:style style:name="co10" style:family="table-column">
      <style:table-column-properties fo:break-before="auto" style:column-width="30.36pt"/>
    </style:style>
    <style:style style:name="co11" style:family="table-column">
      <style:table-column-properties fo:break-before="auto" style:column-width="56.55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stSetFile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anaged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Crashes</text:p>
          </table:table-cell>
          <table:table-cell office:value-type="string" calcext:value-type="string">
            <text:p>UnsupportedTypes</text:p>
          </table:table-cell>
          <table:table-cell office:value-type="string" calcext:value-type="string">
            <text:p>UnsupportedErrorCode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string" calcext:value-type="string">
            <text:p>fn/abs.xm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nalyze-str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ppl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ailable-environment-variables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g.xml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as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oolean.xml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eiling.xml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-equal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s-to-string.xml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ation-ke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mpare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cat.xml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-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unt.xml</text:p>
          </table:table-cell>
          <table:table-cell office:value-type="float" office:value="20" calcext:value-type="float">
            <text:p>20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a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ep-equal.xml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collatio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languag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istinct-values.xml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-availabl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ument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lement-with-i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mpty.xml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code-for-uri.x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ds-with.xml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vironment-variabl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rro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scape-html-uri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actly-one.xm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ists.xm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alse.xm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ilter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loor.xm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lef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righ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-pair.xm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.xm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integ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numbe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time.xm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lookup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arity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nam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generate-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as-children.x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ead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ref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mplicit-timezone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n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dex-of.xm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sert-before.xml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-scope-prefixes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ri-to-uri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json-to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ng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st.xml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ad-xquery-modul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w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x.xml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xml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re.xm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.xml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or-prefix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illed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de-na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space.xml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unicode.xml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t.xml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umber.xml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ne-or-more.xml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ut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ietf-da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-fragment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th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osition.xm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refix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QNam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andom-number-genera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move.xml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place.xml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uri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verse.xml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ot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.xml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-half-to-even.xm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rializ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rts-with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tic-base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.xml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join.xml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length.xml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to-codepoints.xml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equence.xml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.xml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after.xml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before.xml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m.xml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ai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okenize.xm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ce.xml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form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late.xm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ue.xm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ordere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.xm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available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lines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pp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ri-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xml-to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zero-or-one.xml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2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10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10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i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ow.xml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qrt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tan.xm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merg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contains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in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entr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siz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key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remov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or-each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appen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ilt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latte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lef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righ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-pai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hea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insert-befor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joi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mo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vers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ize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ubarra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tai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anyURI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base64Binary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ateTimeStamp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ouble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err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float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hexBinary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ormalized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umeric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s.xml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time.xml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.xml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equal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equal.xml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.xml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enate.xm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equal.xml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equal.xml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greater-than.xml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less-than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.xml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-by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-by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uration-equal.xml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excep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ntersec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s-same-nod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dayTimeDuration.xml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yearMonthDuration.xml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after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before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TATION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add.xml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equal.xml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divide.xml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greater-than.xml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integer-divide.xml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od.xml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ultiply.xml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subtract.xml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minus.xml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plus.xml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QName-equa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equal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greater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s.xml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Times.xml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time.xml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s.xml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times.xml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s.xml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equal.xml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o.xml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un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greater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less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ame-ke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llowingEmpt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nnotatio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ayTest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owPostfix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109" calcext:value-type="float">
            <text:p>10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bb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-or-self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static-typing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unabb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aseURI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oundarySpace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ableExpr.xml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xml</text:p>
          </table:table-cell>
          <table:table-cell office:value-type="float" office:value="31" calcext:value-type="float">
            <text:p>31</text:p>
          </table:table-cell>
          <table:table-cell office:value-type="float" office:value="478" calcext:value-type="float">
            <text:p>478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1530" calcext:value-type="float">
            <text:p>153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derived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ment.xm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Attr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Doc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CommentConstructor.xm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Elem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Namespace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PI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TextConstructor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Exp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pyNamespacesDec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untClause.xm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urlyArrayConstruc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cimalFormatDec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CollationDecl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NamespaceDecl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AttributeList.xml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ctConstructor.xml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structor.xml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xm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namespac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whitespac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mptyOrderDecl.xm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QName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xtension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static-typing.xm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orClause.xml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Call.xml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Decl.xml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eq.xm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e.xm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t.xml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e.xm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t.xml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ne.xml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roupByClaus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fExpr.xml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lineFunctionExpr.xm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stanceofExpr.xml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etClause.xml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iteral.xml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ookup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Constructor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Test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oduleImpor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dFunctionRef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spaceDecl.xm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Test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odeTest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serializ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Expr.xml</text:p>
          </table:table-cell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ByClause.xm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ingMode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thExpr.xm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renthesizedExpr.xm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ositionalVar.xml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redicate.xml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QuantifiedExpr.xml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ReturnClaus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chemaImpor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equenceTyp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quareArray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ep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ringConstructor.xm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witchExpr.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eatExpr.xml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yCatchExpr.xm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ypeswitchExpr.xm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orderedExpr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aryLookup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idate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ueCom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xml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external.xml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faultValue.xm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ersionDecl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hereClause.xml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indowClaus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CombinedErrorCodes.xml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nnex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ppendixA4.xml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ErrorsAndOptimization.xm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HigherOrderFunctions.xm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JsonTestSui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taticContex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urrogates.xm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UCAColl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XMLEdition.x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adaptiv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html.xm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js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tex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htm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CatalogCheck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Demo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n.xml</text:p>
          </table:table-cell>
          <table:table-cell office:value-type="float" office:value="47" calcext:value-type="float">
            <text:p>47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unctx.xml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CompoundValue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JSO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L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PARTS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31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EQ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GM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TRING.xm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TREE.xm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X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Walmsley.xml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XMark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o-spec-examples.xml</text:p>
          </table:table-cell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1" calcext:value-type="float">
            <text:p>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formula="of:=SUM([.B2:.B426])" office:value-type="float" office:value="2826" calcext:value-type="float">
            <text:p>2826</text:p>
          </table:table-cell>
          <table:table-cell table:formula="of:=SUM([.C2:.C426])" office:value-type="float" office:value="6266" calcext:value-type="float">
            <text:p>6266</text:p>
          </table:table-cell>
          <table:table-cell table:formula="of:=SUM([.D2:.D426])" office:value-type="float" office:value="1929" calcext:value-type="float">
            <text:p>1929</text:p>
          </table:table-cell>
          <table:table-cell table:formula="of:=SUM([.E2:.E426])" office:value-type="float" office:value="0" calcext:value-type="float">
            <text:p>0</text:p>
          </table:table-cell>
          <table:table-cell table:formula="of:=SUM([.F2:.F426])" office:value-type="float" office:value="1453" calcext:value-type="float">
            <text:p>1453</text:p>
          </table:table-cell>
          <table:table-cell table:formula="of:=SUM([.G2:.G426])" office:value-type="float" office:value="10405" calcext:value-type="float">
            <text:p>10405</text:p>
          </table:table-cell>
          <table:table-cell table:formula="of:=SUM([.H2:.H426])" office:value-type="float" office:value="6224" calcext:value-type="float">
            <text:p>6224</text:p>
          </table:table-cell>
          <table:table-cell table:formula="of:=SUM([.I2:.I426])" office:value-type="float" office:value="2350" calcext:value-type="float">
            <text:p>2350</text:p>
          </table:table-cell>
          <table:table-cell table:formula="of:=SUM([.J2:.J426])" office:value-type="float" office:value="31453" calcext:value-type="float">
            <text:p>31453</text:p>
          </table:table-cell>
          <table:table-cell table:formula="of:=SUM([.K2:.K426])" office:value-type="float" office:value="31453" calcext:value-type="float">
            <text:p>31453</text:p>
          </table:table-cell>
          <table:table-cell/>
        </table:table-row>
        <table:table-row table:style-name="ro1">
          <table:table-cell/>
          <table:table-cell table:style-name="ce1" table:formula="of:=[.B427]/[.$J427]" office:value-type="percentage" office:value="0.0898483451499062" calcext:value-type="percentage">
            <text:p>8.98%</text:p>
          </table:table-cell>
          <table:table-cell table:style-name="ce1" table:formula="of:=[.C427]/[.$J427]" office:value-type="percentage" office:value="0.199217880647315" calcext:value-type="percentage">
            <text:p>19.92%</text:p>
          </table:table-cell>
          <table:table-cell table:style-name="ce1" table:formula="of:=[.D427]/[.$J427]" office:value-type="percentage" office:value="0.0613296028995644" calcext:value-type="percentage">
            <text:p>6.13%</text:p>
          </table:table-cell>
          <table:table-cell table:style-name="ce1" table:formula="of:=[.E427]/[.$J427]" office:value-type="percentage" office:value="0" calcext:value-type="percentage">
            <text:p>0.00%</text:p>
          </table:table-cell>
          <table:table-cell table:style-name="ce1" table:formula="of:=[.F427]/[.$J427]" office:value-type="percentage" office:value="0.0461959113598067" calcext:value-type="percentage">
            <text:p>4.62%</text:p>
          </table:table-cell>
          <table:table-cell table:style-name="ce1" table:formula="of:=[.G427]/[.$J427]" office:value-type="percentage" office:value="0.33081105141004" calcext:value-type="percentage">
            <text:p>33.08%</text:p>
          </table:table-cell>
          <table:table-cell table:style-name="ce1" table:formula="of:=[.H427]/[.$J427]" office:value-type="percentage" office:value="0.197882554923219" calcext:value-type="percentage">
            <text:p>19.79%</text:p>
          </table:table-cell>
          <table:table-cell table:style-name="ce1" table:formula="of:=[.I427]/[.$J427]" office:value-type="percentage" office:value="0.0747146536101485" calcext:value-type="percentage">
            <text:p>7.47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3T15:45:15.201179657</dc:date>
    <meta:editing-duration>PT41S</meta:editing-duration>
    <meta:editing-cycles>1</meta:editing-cycles>
    <meta:document-statistic meta:table-count="1" meta:cell-count="5130" meta:object-count="0"/>
    <meta:generator>LibreOffice/6.0.7.3$Linux_X86_64 LibreOffice_project/00m0$Build-3</meta:generator>
  </office:meta>
</office:document-meta>
</file>